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6" table:default-cell-style-name="ce5"/>
        <table:table-column table:style-name="co2" table:default-cell-style-name="Default"/>
        <table:table-column table:style-name="co2" table:number-columns-repeated="7" table:default-cell-style-name="ce6"/>
        <table:table-column table:style-name="co2" table:default-cell-style-name="Default"/>
        <table:table-column table:style-name="co2" table:number-columns-repeated="7" table:default-cell-style-name="ce6"/>
        <table:table-column table:style-name="co2" table:number-columns-repeated="16" table:default-cell-style-name="Default"/>
        <table:table-row table:style-name="ro1">
          <table:table-cell table:style-name="ce3" office:value-type="float" office:value="0" calcext:value-type="float" table:number-columns-spanned="7" table:number-rows-spanned="1">
            <text:p>0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1" calcext:value-type="float" table:number-columns-spanned="7" table:number-rows-spanned="1">
            <text:p>1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2" calcext:value-type="float" table:number-columns-spanned="7" table:number-rows-spanned="1">
            <text:p>2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3" calcext:value-type="float" table:number-columns-spanned="7" table:number-rows-spanned="1">
            <text:p>3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4" calcext:value-type="float" table:number-columns-spanned="7" table:number-rows-spanned="1">
            <text:p>4</text:p>
          </table:table-cell>
          <table:covered-table-cell table:style-name="ce7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26" calcext:value-type="float">
            <text:p>26</text:p>
          </table:table-cell>
          <table:table-cell office:value-type="float" office:value="0.3662" calcext:value-type="float">
            <text:p>0.3662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9123" calcext:value-type="float">
            <text:p>0.09123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497" calcext:value-type="float">
            <text:p>0.08497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7879" calcext:value-type="float">
            <text:p>0.07879</text:p>
          </table:table-cell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8182" calcext:value-type="float">
            <text:p>0.18182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06" calcext:value-type="float">
            <text:p>0.00606</text:p>
          </table:table-cell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444" calcext:value-type="float">
            <text:p>444</text:p>
          </table:table-cell>
          <table:table-cell office:value-type="float" office:value="168" calcext:value-type="float">
            <text:p>168</text:p>
          </table:table-cell>
          <table:table-cell office:value-type="float" office:value="15.27273" calcext:value-type="float">
            <text:p>15.27273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2.3662" calcext:value-type="float">
            <text:p>2.3662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8947" calcext:value-type="float">
            <text:p>0.58947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4902" calcext:value-type="float">
            <text:p>0.54902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0909" calcext:value-type="float">
            <text:p>0.50909</text:p>
          </table:table-cell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33" calcext:value-type="float">
            <text:p>3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45455" calcext:value-type="float">
            <text:p>0.45455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0.07042" calcext:value-type="float">
            <text:p>0.07042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0.01754" calcext:value-type="float">
            <text:p>0.01754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28" calcext:value-type="float">
            <text:p>0.0228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29" calcext:value-type="float">
            <text:p>3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128" calcext:value-type="float">
            <text:p>0.02128</text:p>
          </table:table-cell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4225" calcext:value-type="float">
            <text:p>0.04225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053" calcext:value-type="float">
            <text:p>0.01053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06" calcext:value-type="float">
            <text:p>0.00906</text:p>
          </table:table-cell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4225" calcext:value-type="float">
            <text:p>0.04225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1053" calcext:value-type="float">
            <text:p>0.01053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15" calcext:value-type="float">
            <text:p>0.00915</text:p>
          </table:table-cell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5" calcext:value-type="float">
            <text:p>39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5" calcext:value-type="float">
            <text:p>3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7" calcext:value-type="float">
            <text:p>35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99" calcext:value-type="float">
            <text:p>0.00699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51" calcext:value-type="float">
            <text:p>0.00651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02" calcext:value-type="float">
            <text:p>0.00602</text:p>
          </table:table-cell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8182" calcext:value-type="float">
            <text:p>0.18182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19718" calcext:value-type="float">
            <text:p>0.19718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912" calcext:value-type="float">
            <text:p>0.04912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575" calcext:value-type="float">
            <text:p>0.04575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294" calcext:value-type="float">
            <text:p>0.04294</text:p>
          </table:table-cell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.27273" calcext:value-type="float">
            <text:p>1.27273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2876" calcext:value-type="float">
            <text:p>0.22876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29" calcext:value-type="float">
            <text:p>32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1277" calcext:value-type="float">
            <text:p>0.21277</text:p>
          </table:table-cell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8" calcext:value-type="float">
            <text:p>0.00608</text:p>
          </table:table-cell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18182" calcext:value-type="float">
            <text:p>0.18182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97" calcext:value-type="float">
            <text:p>0.00697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54" calcext:value-type="float">
            <text:p>0.00554</text:p>
          </table:table-cell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97" calcext:value-type="float">
            <text:p>0.00697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.08451" calcext:value-type="float">
            <text:p>0.08451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2105" calcext:value-type="float">
            <text:p>0.02105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961" calcext:value-type="float">
            <text:p>0.01961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824" calcext:value-type="float">
            <text:p>0.01824</text:p>
          </table:table-cell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4545" calcext:value-type="float">
            <text:p>0.54545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ce3" office:value-type="float" office:value="5" calcext:value-type="float" table:number-columns-spanned="7" table:number-rows-spanned="1">
            <text:p>5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6" calcext:value-type="float" table:number-columns-spanned="7" table:number-rows-spanned="1">
            <text:p>6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7" calcext:value-type="float" table:number-columns-spanned="7" table:number-rows-spanned="1">
            <text:p>7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8" calcext:value-type="float" table:number-columns-spanned="7" table:number-rows-spanned="1">
            <text:p>8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9" calcext:value-type="float" table:number-columns-spanned="7" table:number-rows-spanned="1">
            <text:p>9</text:p>
          </table:table-cell>
          <table:covered-table-cell table:style-name="ce7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table:style-name="ce6" office:value-type="string" calcext:value-type="string">
            <text:p>algebra: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575" calcext:value-type="float">
            <text:p>5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gebra:</text:p>
          </table:table-cell>
          <table:table-cell table:style-name="ce6" office:value-type="float" office:value="766" calcext:value-type="float">
            <text:p>76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gebra:</text:p>
          </table:table-cell>
          <table:table-cell table:style-name="ce6" office:value-type="float" office:value="1095" calcext:value-type="float">
            <text:p>109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ay.chunk: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663" calcext:value-type="float">
            <text:p>6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.chunk:</text:p>
          </table:table-cell>
          <table:table-cell table:style-name="ce6" office:value-type="float" office:value="1173" calcext:value-type="float">
            <text:p>117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.chunk:</text:p>
          </table:table-cell>
          <table:table-cell table:style-name="ce6" office:value-type="float" office:value="1924" calcext:value-type="float">
            <text:p>19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ay-last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581" calcext:value-type="float">
            <text:p>5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last: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last: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ay-range: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range: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range: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-diff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diff: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diff: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-flatten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7" calcext:value-type="float">
            <text:p>9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flatten: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7" calcext:value-type="float">
            <text:p>9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flatten: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7" calcext:value-type="float">
            <text:p>96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concat-stream: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07283" calcext:value-type="float">
            <text:p>0.07283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96" calcext:value-type="float">
            <text:p>39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6566" calcext:value-type="float">
            <text:p>0.06566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482" calcext:value-type="float">
            <text:p>48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5394" calcext:value-type="float">
            <text:p>0.05394</text:p>
          </table:table-cell>
          <table:table-cell/>
          <table:table-cell table:style-name="ce6" office:value-type="string" calcext:value-type="string">
            <text:p>concat-stream:</text:p>
          </table:table-cell>
          <table:table-cell table:style-name="ce6" office:value-type="float" office:value="681" calcext:value-type="float">
            <text:p>68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03818" calcext:value-type="float">
            <text:p>0.03818</text:p>
          </table:table-cell>
          <table:table-cell/>
          <table:table-cell table:style-name="ce6" office:value-type="string" calcext:value-type="string">
            <text:p>concat-stream: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02455" calcext:value-type="float">
            <text:p>0.02455</text:p>
          </table:table-cell>
        </table:table-row>
        <table:table-row table:style-name="ro1">
          <table:table-cell table:style-name="ce6" office:value-type="string" calcext:value-type="string">
            <text:p>deep-bind: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464" calcext:value-type="float">
            <text:p>4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681" calcext:value-type="float">
            <text:p>6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-bind:</text:p>
          </table:table-cell>
          <table:table-cell table:style-name="ce6" office:value-type="float" office:value="1233" calcext:value-type="float">
            <text:p>123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-bind:</text:p>
          </table:table-cell>
          <table:table-cell table:style-name="ce6" office:value-type="float" office:value="2881" calcext:value-type="float">
            <text:p>288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file-size: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6" calcext:value-type="float">
            <text:p>0.0056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482" calcext:value-type="float">
            <text:p>0.00482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639" calcext:value-type="float">
            <text:p>6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313" calcext:value-type="float">
            <text:p>0.00313</text:p>
          </table:table-cell>
          <table:table-cell/>
          <table:table-cell table:style-name="ce6" office:value-type="string" calcext:value-type="string">
            <text:p>file-size:</text:p>
          </table:table-cell>
          <table:table-cell table:style-name="ce6" office:value-type="float" office:value="1057" calcext:value-type="float">
            <text:p>105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189" calcext:value-type="float">
            <text:p>0.00189</text:p>
          </table:table-cell>
          <table:table-cell/>
          <table:table-cell table:style-name="ce6" office:value-type="string" calcext:value-type="string">
            <text:p>file-size:</text:p>
          </table:table-cell>
          <table:table-cell table:style-name="ce6" office:value-type="float" office:value="1942" calcext:value-type="float">
            <text:p>194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103" calcext:value-type="float">
            <text:p>0.00103</text:p>
          </table:table-cell>
        </table:table-row>
        <table:table-row table:style-name="ro1">
          <table:table-cell table:style-name="ce6" office:value-type="string" calcext:value-type="string">
            <text:p>fs-promise: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0.47059" calcext:value-type="float">
            <text:p>0.47059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42105" calcext:value-type="float">
            <text:p>0.42105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601" calcext:value-type="float">
            <text:p>60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27953" calcext:value-type="float">
            <text:p>0.27953</text:p>
          </table:table-cell>
          <table:table-cell/>
          <table:table-cell table:style-name="ce6" office:value-type="string" calcext:value-type="string">
            <text:p>fs-promise:</text:p>
          </table:table-cell>
          <table:table-cell table:style-name="ce6" office:value-type="float" office:value="852" calcext:value-type="float">
            <text:p>85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0.19718" calcext:value-type="float">
            <text:p>0.19718</text:p>
          </table:table-cell>
          <table:table-cell/>
          <table:table-cell table:style-name="ce6" office:value-type="string" calcext:value-type="string">
            <text:p>fs-promise:</text:p>
          </table:table-cell>
          <table:table-cell table:style-name="ce6" office:value-type="float" office:value="1307" calcext:value-type="float">
            <text:p>130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0.12854" calcext:value-type="float">
            <text:p>0.12854</text:p>
          </table:table-cell>
        </table:table-row>
        <table:table-row table:style-name="ro1">
          <table:table-cell table:style-name="ce6" office:value-type="string" calcext:value-type="string">
            <text:p>get-value: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2" calcext:value-type="float">
            <text:p>102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et-value:</text:p>
          </table:table-cell>
          <table:table-cell table:style-name="ce6" office:value-type="float" office:value="864" calcext:value-type="float">
            <text:p>86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2" calcext:value-type="float">
            <text:p>102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et-value:</text:p>
          </table:table-cell>
          <table:table-cell table:style-name="ce6" office:value-type="float" office:value="1329" calcext:value-type="float">
            <text:p>132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2" calcext:value-type="float">
            <text:p>102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group-array: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0" calcext:value-type="float">
            <text:p>189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471" calcext:value-type="float">
            <text:p>4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695" calcext:value-type="float">
            <text:p>69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roup-array:</text:p>
          </table:table-cell>
          <table:table-cell table:style-name="ce6" office:value-type="float" office:value="1281" calcext:value-type="float">
            <text:p>128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0" calcext:value-type="float">
            <text:p>189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roup-array:</text:p>
          </table:table-cell>
          <table:table-cell table:style-name="ce6" office:value-type="float" office:value="3470" calcext:value-type="float">
            <text:p>347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0" calcext:value-type="float">
            <text:p>189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has-key-deep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key-deep: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key-deep: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has-value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value: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value: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he: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02011" calcext:value-type="float">
            <text:p>0.02011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691" calcext:value-type="float">
            <text:p>0.01691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472" calcext:value-type="float">
            <text:p>47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483" calcext:value-type="float">
            <text:p>0.01483</text:p>
          </table:table-cell>
          <table:table-cell/>
          <table:table-cell table:style-name="ce6" office:value-type="string" calcext:value-type="string">
            <text:p>he:</text:p>
          </table:table-cell>
          <table:table-cell table:style-name="ce6" office:value-type="float" office:value="553" calcext:value-type="float">
            <text:p>5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01266" calcext:value-type="float">
            <text:p>0.01266</text:p>
          </table:table-cell>
          <table:table-cell/>
          <table:table-cell table:style-name="ce6" office:value-type="string" calcext:value-type="string">
            <text:p>he:</text:p>
          </table:table-cell>
          <table:table-cell table:style-name="ce6" office:value-type="float" office:value="748" calcext:value-type="float">
            <text:p>74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00936" calcext:value-type="float">
            <text:p>0.00936</text:p>
          </table:table-cell>
        </table:table-row>
        <table:table-row table:style-name="ro1">
          <table:table-cell table:style-name="ce6" office:value-type="string" calcext:value-type="string">
            <text:p>identity-function: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dentity-function:</text:p>
          </table:table-cell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dentity-function:</text:p>
          </table:table-cell>
          <table:table-cell table:style-name="ce6" office:value-type="float" office:value="1104" calcext:value-type="float">
            <text:p>110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n-array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n-array: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n-array: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s-empty-object: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empty-object:</text:p>
          </table:table-cell>
          <table:table-cell table:style-name="ce6" office:value-type="float" office:value="466" calcext:value-type="float">
            <text:p>46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empty-object:</text:p>
          </table:table-cell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s-generator:</text:p>
          </table:table-cell>
          <table:table-cell table:style-name="ce6" office:value-type="float" office:value="354" calcext:value-type="float">
            <text:p>35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847" calcext:value-type="float">
            <text:p>0.00847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765" calcext:value-type="float">
            <text:p>0.00765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515" calcext:value-type="float">
            <text:p>0.00515</text:p>
          </table:table-cell>
          <table:table-cell/>
          <table:table-cell table:style-name="ce6" office:value-type="string" calcext:value-type="string">
            <text:p>is-generator:</text:p>
          </table:table-cell>
          <table:table-cell table:style-name="ce6" office:value-type="float" office:value="797" calcext:value-type="float">
            <text:p>79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376" calcext:value-type="float">
            <text:p>0.00376</text:p>
          </table:table-cell>
          <table:table-cell/>
          <table:table-cell table:style-name="ce6" office:value-type="string" calcext:value-type="string">
            <text:p>is-generator:</text:p>
          </table:table-cell>
          <table:table-cell table:style-name="ce6" office:value-type="float" office:value="1199" calcext:value-type="float">
            <text:p>119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25" calcext:value-type="float">
            <text:p>0.0025</text:p>
          </table:table-cell>
        </table:table-row>
        <table:table-row table:style-name="ro1">
          <table:table-cell table:style-name="ce6" office:value-type="string" calcext:value-type="string">
            <text:p>is-number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number: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number: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s-promise: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promise:</text:p>
          </table:table-cell>
          <table:table-cell table:style-name="ce6" office:value-type="float" office:value="658" calcext:value-type="float">
            <text:p>65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promise: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s-sorted: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482" calcext:value-type="float">
            <text:p>4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sorted:</text:p>
          </table:table-cell>
          <table:table-cell table:style-name="ce6" office:value-type="float" office:value="681" calcext:value-type="float">
            <text:p>68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sorted: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left-pad: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left-pad: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left-pad: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issing-deep-keys: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1235" calcext:value-type="float">
            <text:p>123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3371" calcext:value-type="float">
            <text:p>337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issing-deep-keys: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885" calcext:value-type="float">
            <text:p>0.00885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826" calcext:value-type="float">
            <text:p>0.00826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773" calcext:value-type="float">
            <text:p>0.00773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696" calcext:value-type="float">
            <text:p>0.00696</text:p>
          </table:table-cell>
        </table:table-row>
        <table:table-row table:style-name="ro1">
          <table:table-cell table:style-name="ce6" office:value-type="string" calcext:value-type="string">
            <text:p>ndarray: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64" calcext:value-type="float">
            <text:p>36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darray:</text:p>
          </table:table-cell>
          <table:table-cell table:style-name="ce6" office:value-type="float" office:value="467" calcext:value-type="float">
            <text:p>46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darray:</text:p>
          </table:table-cell>
          <table:table-cell table:style-name="ce6" office:value-type="float" office:value="625" calcext:value-type="float">
            <text:p>6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du: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du:</text:p>
          </table:table-cell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du:</text:p>
          </table:table-cell>
          <table:table-cell table:style-name="ce6" office:value-type="float" office:value="545" calcext:value-type="float">
            <text:p>54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9" calcext:value-type="float">
            <text:p>4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9" calcext:value-type="float">
            <text:p>4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9" calcext:value-type="float">
            <text:p>49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72" calcext:value-type="float">
            <text:p>47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570" calcext:value-type="float">
            <text:p>57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739" calcext:value-type="float">
            <text:p>73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1205" calcext:value-type="float">
            <text:p>120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8" calcext:value-type="float">
            <text:p>39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21" calcext:value-type="float">
            <text:p>4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5" calcext:value-type="float">
            <text:p>46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5" calcext:value-type="float">
            <text:p>46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5" calcext:value-type="float">
            <text:p>46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56" calcext:value-type="float">
            <text:p>245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21" calcext:value-type="float">
            <text:p>42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56" calcext:value-type="float">
            <text:p>245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56" calcext:value-type="float">
            <text:p>245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72" calcext:value-type="float">
            <text:p>4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570" calcext:value-type="float">
            <text:p>5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739" calcext:value-type="float">
            <text:p>73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1205" calcext:value-type="float">
            <text:p>120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9" calcext:value-type="float">
            <text:p>3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9" calcext:value-type="float">
            <text:p>3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9" calcext:value-type="float">
            <text:p>31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93" calcext:value-type="float">
            <text:p>279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8" calcext:value-type="float">
            <text:p>3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21" calcext:value-type="float">
            <text:p>4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93" calcext:value-type="float">
            <text:p>279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93" calcext:value-type="float">
            <text:p>279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8" calcext:value-type="float">
            <text:p>3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21" calcext:value-type="float">
            <text:p>4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7" calcext:value-type="float">
            <text:p>3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15" calcext:value-type="float">
            <text:p>4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slug:</text:p>
          </table:table-cell>
          <table:table-cell table:style-name="ce6" office:value-type="float" office:value="363" calcext:value-type="float">
            <text:p>36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51" calcext:value-type="float">
            <text:p>0.00551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475" calcext:value-type="float">
            <text:p>0.00475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621" calcext:value-type="float">
            <text:p>6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322" calcext:value-type="float">
            <text:p>0.00322</text:p>
          </table:table-cell>
          <table:table-cell/>
          <table:table-cell table:style-name="ce6" office:value-type="string" calcext:value-type="string">
            <text:p>node-slug:</text:p>
          </table:table-cell>
          <table:table-cell table:style-name="ce6" office:value-type="float" office:value="1041" calcext:value-type="float">
            <text:p>104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192" calcext:value-type="float">
            <text:p>0.00192</text:p>
          </table:table-cell>
          <table:table-cell/>
          <table:table-cell table:style-name="ce6" office:value-type="string" calcext:value-type="string">
            <text:p>node-slug:</text:p>
          </table:table-cell>
          <table:table-cell table:style-name="ce6" office:value-type="float" office:value="1839" calcext:value-type="float">
            <text:p>183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109" calcext:value-type="float">
            <text:p>0.00109</text:p>
          </table:table-cell>
        </table:table-row>
        <table:table-row table:style-name="ro1">
          <table:table-cell table:style-name="ce6" office:value-type="string" calcext:value-type="string">
            <text:p>node-stream-spigot: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stream-spigot: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stream-spigot:</text:p>
          </table:table-cell>
          <table:table-cell table:style-name="ce6" office:value-type="float" office:value="753" calcext:value-type="float">
            <text:p>75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t-defined: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t-defined: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t-defined: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once: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577" calcext:value-type="float">
            <text:p>5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once: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once: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ad-left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: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: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ad-left-simple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-simple: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-simple: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arse-next-json-value:</text:p>
          </table:table-cell>
          <table:table-cell table:style-name="ce6" office:value-type="float" office:value="386" calcext:value-type="float">
            <text:p>3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rse-next-json-value: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rse-next-json-value:</text:p>
          </table:table-cell>
          <table:table-cell table:style-name="ce6" office:value-type="float" office:value="1262" calcext:value-type="float">
            <text:p>12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eriods: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6" office:value-type="float" office:value="0.04154" calcext:value-type="float">
            <text:p>0.04154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989" calcext:value-type="float">
            <text:p>0.03989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836" calcext:value-type="float">
            <text:p>0.03836</text:p>
          </table:table-cell>
          <table:table-cell/>
          <table:table-cell table:style-name="ce6" office:value-type="string" calcext:value-type="string">
            <text:p>periods: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6" office:value-type="float" office:value="0.0359" calcext:value-type="float">
            <text:p>0.0359</text:p>
          </table:table-cell>
          <table:table-cell/>
          <table:table-cell table:style-name="ce6" office:value-type="string" calcext:value-type="string">
            <text:p>periods: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6" office:value-type="float" office:value="0.03349" calcext:value-type="float">
            <text:p>0.03349</text:p>
          </table:table-cell>
        </table:table-row>
        <table:table-row table:style-name="ro1">
          <table:table-cell table:style-name="ce6" office:value-type="string" calcext:value-type="string">
            <text:p>property-validator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roperty-validator: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roperty-validator: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rimraf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426" calcext:value-type="float">
            <text:p>42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rimraf:</text:p>
          </table:table-cell>
          <table:table-cell table:style-name="ce6" office:value-type="float" office:value="383" calcext:value-type="float">
            <text:p>38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1286" calcext:value-type="float">
            <text:p>128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rimraf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426" calcext:value-type="float">
            <text:p>42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rtrim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trim: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trim: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chema-inspector: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chema-inspector:</text:p>
          </table:table-cell>
          <table:table-cell table:style-name="ce6" office:value-type="float" office:value="1233" calcext:value-type="float">
            <text:p>123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chema-inspector:</text:p>
          </table:table-cell>
          <table:table-cell table:style-name="ce6" office:value-type="float" office:value="2881" calcext:value-type="float">
            <text:p>28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t-value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19886" calcext:value-type="float">
            <text:p>0.19886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7949" calcext:value-type="float">
            <text:p>0.17949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2048" calcext:value-type="float">
            <text:p>0.12048</text:p>
          </table:table-cell>
          <table:table-cell/>
          <table:table-cell table:style-name="ce6" office:value-type="string" calcext:value-type="string">
            <text:p>set-value: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8805" calcext:value-type="float">
            <text:p>0.08805</text:p>
          </table:table-cell>
          <table:table-cell/>
          <table:table-cell table:style-name="ce6" office:value-type="string" calcext:value-type="string">
            <text:p>set-value: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5848" calcext:value-type="float">
            <text:p>0.05848</text:p>
          </table:table-cell>
        </table:table-row>
        <table:table-row table:style-name="ro1">
          <table:table-cell table:style-name="ce6" office:value-type="string" calcext:value-type="string">
            <text:p>static-props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68" calcext:value-type="float">
            <text:p>0.00568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18" calcext:value-type="float">
            <text:p>0.00518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436" calcext:value-type="float">
            <text:p>0.00436</text:p>
          </table:table-cell>
          <table:table-cell/>
          <table:table-cell table:style-name="ce6" office:value-type="string" calcext:value-type="string">
            <text:p>static-props: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23" calcext:value-type="float">
            <text:p>0.00323</text:p>
          </table:table-cell>
          <table:table-cell/>
          <table:table-cell table:style-name="ce6" office:value-type="string" calcext:value-type="string">
            <text:p>static-props:</text:p>
          </table:table-cell>
          <table:table-cell table:style-name="ce6" office:value-type="float" office:value="937" calcext:value-type="float">
            <text:p>9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13" calcext:value-type="float">
            <text:p>0.00213</text:p>
          </table:table-cell>
        </table:table-row>
        <table:table-row table:style-name="ro1">
          <table:table-cell table:style-name="ce6" office:value-type="string" calcext:value-type="string">
            <text:p>syncthrough: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1" calcext:value-type="float">
            <text:p>0.00501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442" calcext:value-type="float">
            <text:p>0.00442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355" calcext:value-type="float">
            <text:p>0.00355</text:p>
          </table:table-cell>
          <table:table-cell/>
          <table:table-cell table:style-name="ce6" office:value-type="string" calcext:value-type="string">
            <text:p>syncthrough: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44" calcext:value-type="float">
            <text:p>0.00244</text:p>
          </table:table-cell>
          <table:table-cell/>
          <table:table-cell table:style-name="ce6" office:value-type="string" calcext:value-type="string">
            <text:p>syncthrough:</text:p>
          </table:table-cell>
          <table:table-cell table:style-name="ce6" office:value-type="float" office:value="1305" calcext:value-type="float">
            <text:p>130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153" calcext:value-type="float">
            <text:p>0.00153</text:p>
          </table:table-cell>
        </table:table-row>
        <table:table-row table:style-name="ro1">
          <table:table-cell table:style-name="ce6" office:value-type="string" calcext:value-type="string">
            <text:p>through2:</text:p>
          </table:table-cell>
          <table:table-cell table:style-name="ce6" office:value-type="float" office:value="381" calcext:value-type="float">
            <text:p>38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25" calcext:value-type="float">
            <text:p>0.00525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484" calcext:value-type="float">
            <text:p>0.00484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464" calcext:value-type="float">
            <text:p>4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431" calcext:value-type="float">
            <text:p>0.00431</text:p>
          </table:table-cell>
          <table:table-cell/>
          <table:table-cell table:style-name="ce6" office:value-type="string" calcext:value-type="string">
            <text:p>through2:</text:p>
          </table:table-cell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6" calcext:value-type="float">
            <text:p>0.0036</text:p>
          </table:table-cell>
          <table:table-cell/>
          <table:table-cell table:style-name="ce6" office:value-type="string" calcext:value-type="string">
            <text:p>through2:</text:p>
          </table:table-cell>
          <table:table-cell table:style-name="ce6" office:value-type="float" office:value="735" calcext:value-type="float">
            <text:p>73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72" calcext:value-type="float">
            <text:p>0.00272</text:p>
          </table:table-cell>
        </table:table-row>
        <table:table-row table:style-name="ro1">
          <table:table-cell table:style-name="ce6" office:value-type="string" calcext:value-type="string">
            <text:p>through2-map: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hrough2-map:</text:p>
          </table:table-cell>
          <table:table-cell table:style-name="ce6" office:value-type="float" office:value="466" calcext:value-type="float">
            <text:p>46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hrough2-map:</text:p>
          </table:table-cell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ime-stamp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581" calcext:value-type="float">
            <text:p>5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ime-stamp: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ime-stamp: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unordered-array-remove: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nordered-array-remove:</text:p>
          </table:table-cell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nordered-array-remove:</text:p>
          </table:table-cell>
          <table:table-cell table:style-name="ce6" office:value-type="float" office:value="1104" calcext:value-type="float">
            <text:p>110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zipmap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1705" calcext:value-type="float">
            <text:p>0.01705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542" calcext:value-type="float">
            <text:p>0.01542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064" calcext:value-type="float">
            <text:p>0.01064</text:p>
          </table:table-cell>
          <table:table-cell/>
          <table:table-cell table:style-name="ce6" office:value-type="string" calcext:value-type="string">
            <text:p>zipmap: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773" calcext:value-type="float">
            <text:p>0.00773</text:p>
          </table:table-cell>
          <table:table-cell/>
          <table:table-cell table:style-name="ce6" office:value-type="string" calcext:value-type="string">
            <text:p>zipmap: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515" calcext:value-type="float">
            <text:p>0.00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6:40:17.406431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21:02:55.772040879</meta:creation-date>
    <dc:date>2020-04-30T16:53:39.948933972</dc:date>
    <meta:editing-duration>PT49M15S</meta:editing-duration>
    <meta:editing-cycles>10</meta:editing-cycles>
    <meta:generator>LibreOffice/6.3.5.2$Linux_X86_64 LibreOffice_project/30$Build-2</meta:generator>
    <meta:document-statistic meta:table-count="1" meta:cell-count="5457" meta:object-count="0"/>
  </office:meta>
</office:document-meta>
</file>